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/>
    </style:style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family="paragraph">
      <style:paragraph-properties fo:break-before="page"/>
    </style:style>
    <style:style style:name="T14" style:parent-style-name="DefaultParagraphFont" style:family="text">
      <style:text-properties fo:font-weight="bold" style:font-weight-asian="bold"/>
    </style:style>
    <style:style style:name="P15" style:parent-style-name="Standard" style:list-style-name="LFO2" style:family="paragraph"/>
    <style:style style:name="P16" style:parent-style-name="Standard" style:list-style-name="LFO2" style:family="paragraph"/>
    <style:style style:name="P17" style:parent-style-name="Standard" style:list-style-name="LFO2" style:family="paragraph"/>
    <style:style style:name="P18" style:parent-style-name="Standard" style:list-style-name="LFO2" style:family="paragraph"/>
    <style:style style:name="P19" style:parent-style-name="Standard" style:list-style-name="LFO2" style:family="paragraph"/>
    <style:style style:name="P20" style:parent-style-name="Standard" style:list-style-name="LFO2" style:family="paragraph"/>
    <style:style style:name="P21" style:parent-style-name="Standard" style:list-style-name="LFO2" style:family="paragraph"/>
    <style:style style:name="P22" style:parent-style-name="Standard" style:list-style-name="LFO2" style:family="paragraph"/>
    <style:style style:name="P23" style:parent-style-name="Standard" style:list-style-name="LFO2" style:family="paragraph"/>
    <style:style style:name="P24" style:parent-style-name="Standard" style:list-style-name="LFO2" style:family="paragraph"/>
    <style:style style:name="T25" style:parent-style-name="DefaultParagraphFont" style:family="text">
      <style:text-properties fo:font-weight="bold" style:font-weight-asian="bold"/>
    </style:style>
    <style:style style:name="P26" style:parent-style-name="Standard" style:list-style-name="LFO3" style:family="paragraph"/>
    <style:style style:name="P27" style:parent-style-name="Standard" style:list-style-name="LFO3" style:family="paragraph"/>
    <style:style style:name="P28" style:parent-style-name="Standard" style:list-style-name="LFO3" style:family="paragraph"/>
    <style:style style:name="P29" style:parent-style-name="Standard" style:list-style-name="LFO3" style:family="paragraph"/>
    <style:style style:name="P30" style:parent-style-name="Standard" style:list-style-name="LFO3" style:family="paragraph"/>
    <style:style style:name="P31" style:parent-style-name="Standard" style:list-style-name="LFO3" style:family="paragraph"/>
    <style:style style:name="P32" style:parent-style-name="Standard" style:list-style-name="LFO3" style:family="paragraph"/>
    <style:style style:name="P33" style:parent-style-name="Standard" style:list-style-name="LFO3" style:family="paragraph"/>
    <style:style style:name="P34" style:parent-style-name="Standard" style:list-style-name="LFO3" style:family="paragraph"/>
    <style:style style:name="P35" style:parent-style-name="Standard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Standard" style:list-style-name="LFO4" style:family="paragraph"/>
    <style:style style:name="P38" style:parent-style-name="Standard" style:list-style-name="LFO4" style:family="paragraph"/>
    <style:style style:name="P39" style:parent-style-name="Standard" style:list-style-name="LFO4" style:family="paragraph"/>
    <style:style style:name="P40" style:parent-style-name="Standard" style:list-style-name="LFO4" style:family="paragraph"/>
    <style:style style:name="P41" style:parent-style-name="Standard" style:list-style-name="LFO4" style:family="paragraph"/>
    <style:style style:name="P42" style:parent-style-name="Standard" style:list-style-name="LFO4" style:family="paragraph"/>
    <style:style style:name="P43" style:parent-style-name="Standard" style:list-style-name="LFO4" style:family="paragraph"/>
    <style:style style:name="P44" style:parent-style-name="Standard" style:list-style-name="LFO4" style:family="paragraph"/>
    <style:style style:name="P45" style:parent-style-name="Standard" style:list-style-name="LFO4" style:family="paragraph"/>
    <style:style style:name="P46" style:parent-style-name="Standard" style:list-style-name="LFO4" style:family="paragraph"/>
    <style:style style:name="P47" style:parent-style-name="Standard" style:family="paragraph">
      <style:text-properties fo:font-weight="bold" style:font-weight-asian="bold"/>
    </style:style>
    <style:style style:name="P48" style:parent-style-name="Standard" style:list-style-name="LFO5" style:family="paragraph"/>
    <style:style style:name="P49" style:parent-style-name="Standard" style:list-style-name="LFO5" style:family="paragraph"/>
    <style:style style:name="P50" style:parent-style-name="Standard" style:list-style-name="LFO5" style:family="paragraph"/>
    <style:style style:name="P51" style:parent-style-name="Standard" style:list-style-name="LFO5" style:family="paragraph"/>
    <style:style style:name="P52" style:parent-style-name="Standard" style:list-style-name="LFO5" style:family="paragraph"/>
    <style:style style:name="P53" style:parent-style-name="Standard" style:list-style-name="LFO5" style:family="paragraph"/>
    <style:style style:name="P54" style:parent-style-name="Standard" style:list-style-name="LFO5" style:family="paragraph"/>
    <style:style style:name="P55" style:parent-style-name="Standard" style:list-style-name="LFO5" style:family="paragraph"/>
    <style:style style:name="P56" style:parent-style-name="Standard" style:list-style-name="LFO5" style:family="paragraph"/>
    <style:style style:name="P57" style:parent-style-name="Standard" style:list-style-name="LFO5" style:family="paragraph"/>
    <style:style style:name="P58" style:parent-style-name="Standard" style:family="paragraph">
      <style:text-properties fo:font-weight="bold" style:font-weight-asian="bold"/>
    </style:style>
    <style:style style:name="P59" style:parent-style-name="Standard" style:list-style-name="LFO6" style:family="paragraph"/>
    <style:style style:name="P60" style:parent-style-name="Standard" style:list-style-name="LFO6" style:family="paragraph"/>
    <style:style style:name="P61" style:parent-style-name="Standard" style:list-style-name="LFO6" style:family="paragraph"/>
    <style:style style:name="P62" style:parent-style-name="Standard" style:list-style-name="LFO6" style:family="paragraph"/>
    <style:style style:name="P63" style:parent-style-name="Standard" style:list-style-name="LFO6" style:family="paragraph"/>
    <style:style style:name="P64" style:parent-style-name="Standard" style:list-style-name="LFO6" style:family="paragraph"/>
    <style:style style:name="P65" style:parent-style-name="Standard" style:list-style-name="LFO6" style:family="paragraph"/>
    <style:style style:name="P66" style:parent-style-name="Standard" style:list-style-name="LFO6" style:family="paragraph"/>
    <style:style style:name="P67" style:parent-style-name="Standard" style:list-style-name="LFO6" style:family="paragraph"/>
    <style:style style:name="P68" style:parent-style-name="Standard" style:list-style-name="LFO6" style:family="paragraph"/>
    <style:style style:name="P69" style:parent-style-name="Standard" style:family="paragraph">
      <style:text-properties fo:font-weight="bold" style:font-weight-asian="bold"/>
    </style:style>
    <style:style style:name="P70" style:parent-style-name="Standard" style:family="paragraph">
      <style:text-properties fo:font-weight="bold" style:font-weight-asian="bold"/>
    </style:style>
    <style:style style:name="P71" style:parent-style-name="Standard" style:family="paragraph">
      <style:text-properties fo:font-weight="bold" style:font-weight-asian="bold"/>
    </style:style>
    <style:style style:name="P72" style:parent-style-name="Standard" style:family="paragraph">
      <style:text-properties fo:font-weight="bold" style:font-weight-asian="bold"/>
    </style:style>
    <style:style style:name="S1" style:family="section">
      <style:section-properties fo:margin-left="0in" fo:margin-right="0in" style:writing-mode="lr-tb">
        <style:columns fo:column-count="2" fo:column-gap="0.5in"/>
      </style:section-properties>
    </style:style>
    <style:style style:name="P73" style:parent-style-name="Standard" style:family="paragraph">
      <style:text-properties fo:font-weight="bold" style:font-weight-asian="bold"/>
    </style:style>
    <style:style style:name="P74" style:parent-style-name="Standard" style:family="paragraph">
      <style:text-properties fo:font-weight="bold" style:font-weight-asian="bold"/>
    </style:style>
    <style:style style:name="P75" style:parent-style-name="Standard" style:family="paragraph">
      <style:paragraph-properties fo:break-before="column"/>
    </style:style>
    <style:style style:name="S2" style:family="section">
      <style:section-properties fo:margin-left="0in" fo:margin-right="0in" style:writing-mode="lr-tb"/>
    </style:style>
    <style:style style:name="P76" style:parent-style-name="Normal" style:family="paragraph">
      <style:paragraph-properties fo:break-before="page"/>
      <style:text-properties fo:hyphenate="true"/>
    </style:style>
    <style:style style:name="P77" style:parent-style-name="Normal" style:family="paragraph">
      <style:text-properties style:font-name-complex="Times New Roman" fo:font-weight="bold" style:font-weight-asian="bold"/>
    </style:style>
    <style:style style:name="P78" style:parent-style-name="Normal" style:family="paragraph">
      <style:text-properties style:font-name-complex="Times New Roman" fo:font-weight="bold" style:font-weight-asian="bold"/>
    </style:style>
    <style:style style:name="T79" style:parent-style-name="DefaultParagraphFont" style:family="text">
      <style:text-properties style:font-name-complex="Times New Roman" fo:font-weight="bold" style:font-weight-asian="bold"/>
    </style:style>
    <style:style style:name="T80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81" style:parent-style-name="DefaultParagraphFont" style:family="text">
      <style:text-properties style:font-name-complex="Times New Roman"/>
    </style:style>
    <style:style style:name="P82" style:parent-style-name="Normal" style:family="paragraph">
      <style:text-properties style:font-name-complex="Times New Roman"/>
    </style:style>
    <style:style style:name="P83" style:parent-style-name="ListParagraph" style:list-style-name="LFO7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4" style:parent-style-name="ListParagraph" style:list-style-name="LFO7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5" style:parent-style-name="ListParagraph" style:list-style-name="LFO7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6" style:parent-style-name="ListParagraph" style:list-style-name="LFO7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7" style:parent-style-name="ListParagraph" style:list-style-name="LFO7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8" style:parent-style-name="ListParagraph" style:list-style-name="LFO7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9" style:parent-style-name="ListParagraph" style:list-style-name="LFO7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0" style:parent-style-name="ListParagraph" style:list-style-name="LFO7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1" style:parent-style-name="ListParagraph" style:list-style-name="LFO7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2" style:parent-style-name="ListParagraph" style:list-style-name="LFO7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3" style:parent-style-name="Normal" style:family="paragraph">
      <style:text-properties style:font-name-complex="Times New Roman"/>
    </style:style>
    <style:style style:name="P94" style:parent-style-name="Normal" style:family="paragraph">
      <style:text-properties style:font-name-complex="Times New Roman" fo:font-style="italic" style:font-style-asian="italic"/>
    </style:style>
    <style:style style:name="P95" style:parent-style-name="ListParagraph" style:list-style-name="LFO13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6" style:parent-style-name="ListParagraph" style:list-style-name="LFO13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7" style:parent-style-name="ListParagraph" style:list-style-name="LFO13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8" style:parent-style-name="ListParagraph" style:list-style-name="LFO13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9" style:parent-style-name="ListParagraph" style:list-style-name="LFO13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0" style:parent-style-name="Normal" style:family="paragraph">
      <style:text-properties style:font-name-complex="Times New Roman" fo:font-style="italic" style:font-style-asian="italic"/>
    </style:style>
    <style:style style:name="P101" style:parent-style-name="Normal" style:family="paragraph">
      <style:text-properties style:font-name-complex="Times New Roman"/>
    </style:style>
    <style:style style:name="P102" style:parent-style-name="Normal" style:family="paragraph">
      <style:text-properties style:font-name-complex="Times New Roman" fo:font-style="italic" style:font-style-asian="italic"/>
    </style:style>
    <style:style style:name="P103" style:parent-style-name="Normal" style:family="paragraph">
      <style:text-properties style:font-name-complex="Times New Roman" fo:font-style="italic" style:font-style-asian="italic"/>
    </style:style>
    <style:style style:name="P104" style:parent-style-name="ListParagraph" style:list-style-name="LFO8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 fo:background-color="#FFFF00"/>
    </style:style>
    <style:style style:name="P105" style:parent-style-name="ListParagraph" style:list-style-name="LFO8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6" style:parent-style-name="ListParagraph" style:list-style-name="LFO8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 fo:background-color="#FFFF00"/>
    </style:style>
    <style:style style:name="P107" style:parent-style-name="ListParagraph" style:list-style-name="LFO8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 fo:background-color="#FFFF00"/>
    </style:style>
    <style:style style:name="P108" style:parent-style-name="ListParagraph" style:list-style-name="LFO8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9" style:parent-style-name="ListParagraph" style:list-style-name="LFO8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0" style:parent-style-name="ListParagraph" style:list-style-name="LFO8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 fo:background-color="#FFFF00"/>
    </style:style>
    <style:style style:name="P111" style:parent-style-name="ListParagraph" style:list-style-name="LFO8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2" style:parent-style-name="ListParagraph" style:list-style-name="LFO8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 fo:background-color="#FFFF00"/>
    </style:style>
    <style:style style:name="P113" style:parent-style-name="Normal" style:family="paragraph">
      <style:text-properties style:font-name-complex="Times New Roman"/>
    </style:style>
    <style:style style:name="T114" style:parent-style-name="DefaultParagraphFont" style:family="text">
      <style:text-properties style:font-name-complex="Times New Roman" fo:font-weight="bold" style:font-weight-asian="bold"/>
    </style:style>
    <style:style style:name="T115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116" style:parent-style-name="DefaultParagraphFont" style:family="text">
      <style:text-properties style:font-name-complex="Times New Roman"/>
    </style:style>
    <style:style style:name="P117" style:parent-style-name="Normal" style:family="paragraph">
      <style:text-properties style:font-name-complex="Times New Roman"/>
    </style:style>
    <style:style style:name="P118" style:parent-style-name="ListParagraph" style:list-style-name="LFO9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9" style:parent-style-name="ListParagraph" style:list-style-name="LFO9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0" style:parent-style-name="ListParagraph" style:list-style-name="LFO9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1" style:parent-style-name="ListParagraph" style:list-style-name="LFO9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2" style:parent-style-name="ListParagraph" style:list-style-name="LFO9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3" style:parent-style-name="ListParagraph" style:list-style-name="LFO9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4" style:parent-style-name="ListParagraph" style:list-style-name="LFO9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5" style:parent-style-name="ListParagraph" style:list-style-name="LFO9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6" style:parent-style-name="ListParagraph" style:list-style-name="LFO9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7" style:parent-style-name="ListParagraph" style:list-style-name="LFO9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8" style:parent-style-name="Normal" style:family="paragraph">
      <style:text-properties style:font-name-complex="Times New Roman"/>
    </style:style>
    <style:style style:name="P129" style:parent-style-name="Normal" style:family="paragraph">
      <style:text-properties style:font-name-complex="Times New Roman" fo:font-style="italic" style:font-style-asian="italic"/>
    </style:style>
    <style:style style:name="P130" style:parent-style-name="ListParagraph" style:list-style-name="LFO10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1" style:parent-style-name="ListParagraph" style:list-style-name="LFO10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2" style:parent-style-name="ListParagraph" style:list-style-name="LFO10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3" style:parent-style-name="ListParagraph" style:list-style-name="LFO10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4" style:parent-style-name="ListParagraph" style:list-style-name="LFO10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5" style:parent-style-name="ListParagraph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136" style:parent-style-name="DefaultParagraphFont" style:family="text">
      <style:text-properties style:font-name-complex="Times New Roman" fo:font-weight="bold" style:font-weight-asian="bold"/>
    </style:style>
    <style:style style:name="T137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138" style:parent-style-name="DefaultParagraphFont" style:family="text">
      <style:text-properties style:font-name-complex="Times New Roman"/>
    </style:style>
    <style:style style:name="P139" style:parent-style-name="ListParagraph" style:list-style-name="LFO11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0" style:parent-style-name="ListParagraph" style:list-style-name="LFO11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1" style:parent-style-name="ListParagraph" style:list-style-name="LFO11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2" style:parent-style-name="ListParagraph" style:list-style-name="LFO11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3" style:parent-style-name="ListParagraph" style:list-style-name="LFO11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4" style:parent-style-name="ListParagraph" style:list-style-name="LFO11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5" style:parent-style-name="ListParagraph" style:list-style-name="LFO11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6" style:parent-style-name="ListParagraph" style:list-style-name="LFO11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7" style:parent-style-name="ListParagraph" style:list-style-name="LFO11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8" style:parent-style-name="ListParagraph" style:list-style-name="LFO11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9" style:parent-style-name="Normal" style:family="paragraph">
      <style:text-properties style:font-name-complex="Times New Roman"/>
    </style:style>
    <style:style style:name="P150" style:parent-style-name="Normal" style:family="paragraph">
      <style:text-properties style:font-name-complex="Times New Roman" fo:font-style="italic" style:font-style-asian="italic"/>
    </style:style>
    <style:style style:name="P151" style:parent-style-name="ListParagraph" style:list-style-name="LFO12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2" style:parent-style-name="ListParagraph" style:list-style-name="LFO12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3" style:parent-style-name="ListParagraph" style:list-style-name="LFO12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4" style:parent-style-name="Normal" style:family="paragraph">
      <style:text-properties style:font-name-complex="Times New Roman"/>
    </style:style>
    <style:style style:name="P155" style:parent-style-name="Normal" style:family="paragraph">
      <style:text-properties style:font-name-complex="Times New Roman"/>
    </style:style>
  </office:automatic-styles>
  <office:body>
    <office:text text:use-soft-page-breaks="true">
      <text:p text:style-name="P1"/>
      <text:p text:style-name="P2">Word Wall 1</text:p>
      <text:list text:style-name="LFO1" text:continue-numbering="true">
        <text:list-item>
          <text:p text:style-name="P3">Inference</text:p>
        </text:list-item>
        <text:list-item>
          <text:p text:style-name="P4">Dissect</text:p>
        </text:list-item>
        <text:list-item>
          <text:p text:style-name="P5">Synthesise</text:p>
        </text:list-item>
        <text:list-item>
          <text:p text:style-name="P6">Punctual</text:p>
        </text:list-item>
        <text:list-item>
          <text:p text:style-name="P7">Collaborate</text:p>
        </text:list-item>
        <text:list-item>
          <text:p text:style-name="P8">Synergy</text:p>
        </text:list-item>
        <text:list-item>
          <text:p text:style-name="P9">Persona</text:p>
        </text:list-item>
        <text:list-item>
          <text:p text:style-name="P10">Summarise</text:p>
        </text:list-item>
        <text:list-item>
          <text:p text:style-name="P11">Component</text:p>
        </text:list-item>
        <text:list-item>
          <text:p text:style-name="P12">Context</text:p>
        </text:list-item>
      </text:list>
      <text:soft-page-break/>
      <text:p text:style-name="P13"><text:span text:style-name="T14">Word Wall 2</text:span></text:p>
      <text:p text:style-name="Standard"/>
      <text:list text:style-name="LFO2" text:continue-numbering="true">
        <text:list-item>
          <text:p text:style-name="P15">Negligible</text:p>
        </text:list-item>
        <text:list-item>
          <text:p text:style-name="P16">Feasible</text:p>
        </text:list-item>
        <text:list-item>
          <text:p text:style-name="P17">Abundance</text:p>
        </text:list-item>
        <text:list-item>
          <text:p text:style-name="P18">Instantaneous</text:p>
        </text:list-item>
        <text:list-item>
          <text:p text:style-name="P19">Simultaneous</text:p>
        </text:list-item>
        <text:list-item>
          <text:p text:style-name="P20">Projectile</text:p>
        </text:list-item>
        <text:list-item>
          <text:p text:style-name="P21">Projection</text:p>
        </text:list-item>
        <text:list-item>
          <text:p text:style-name="P22">Fluctuate</text:p>
        </text:list-item>
        <text:list-item>
          <text:p text:style-name="P23">Speculate</text:p>
        </text:list-item>
        <text:list-item>
          <text:p text:style-name="P24">Phenomena</text:p>
        </text:list-item>
      </text:list>
      <text:p text:style-name="Standard"/>
      <text:p text:style-name="Standard"><text:span text:style-name="T25">Word Wall 3</text:span></text:p>
      <text:list text:style-name="LFO3" text:continue-numbering="true">
        <text:list-item>
          <text:p text:style-name="P26">Contemporary (GP)</text:p>
        </text:list-item>
        <text:list-item>
          <text:p text:style-name="P27">Accolade</text:p>
        </text:list-item>
        <text:list-item>
          <text:p text:style-name="P28">Blight</text:p>
        </text:list-item>
        <text:list-item>
          <text:p text:style-name="P29">Identify</text:p>
        </text:list-item>
        <text:list-item>
          <text:p text:style-name="P30">Immaculate</text:p>
        </text:list-item>
        <text:list-item>
          <text:p text:style-name="P31">Oscillate (Chem)</text:p>
        </text:list-item>
        <text:list-item>
          <text:p text:style-name="P32">Transition (Chem)</text:p>
        </text:list-item>
        <text:list-item>
          <text:p text:style-name="P33">Coherent (GP)</text:p>
        </text:list-item>
        <text:list-item>
          <text:p text:style-name="P34">Emit (Chem)</text:p>
        </text:list-item>
        <text:list-item>
          <text:p text:style-name="P35">Didactic</text:p>
        </text:list-item>
      </text:list>
      <text:p text:style-name="Standard"/>
      <text:p text:style-name="Standard"/>
      <text:p text:style-name="Standard"><text:span text:style-name="T36">Word Wall 4</text:span></text:p>
      <text:list text:style-name="LFO4" text:continue-numbering="true">
        <text:list-item>
          <text:p text:style-name="P37">Approximate</text:p>
        </text:list-item>
        <text:list-item>
          <text:p text:style-name="P38">Integrate</text:p>
        </text:list-item>
        <text:list-item>
          <text:p text:style-name="P39">Discriminate</text:p>
        </text:list-item>
        <text:list-item>
          <text:p text:style-name="P40">Illustrate</text:p>
        </text:list-item>
        <text:list-item>
          <text:p text:style-name="P41">Indicate</text:p>
        </text:list-item>
        <text:list-item>
          <text:p text:style-name="P42">Isolate</text:p>
        </text:list-item>
        <text:list-item>
          <text:p text:style-name="P43">Formulate</text:p>
        </text:list-item>
        <text:list-item>
          <text:p text:style-name="P44">Manipulate</text:p>
        </text:list-item>
        <text:list-item>
          <text:p text:style-name="P45">Restate</text:p>
        </text:list-item>
        <text:list-item>
          <text:p text:style-name="P46">Evaluate</text:p>
        </text:list-item>
      </text:list>
      <text:p text:style-name="Standard"/>
      <text:p text:style-name="P47">Word Wall 5</text:p>
      <text:list text:style-name="LFO5" text:continue-numbering="true">
        <text:list-item>
          <text:p text:style-name="P48">Obsessive<text:s/></text:p>
        </text:list-item>
        <text:list-item>
          <text:p text:style-name="P49">Persistent</text:p>
        </text:list-item>
        <text:list-item>
          <text:p text:style-name="P50">Superficial</text:p>
        </text:list-item>
        <text:list-item>
          <text:p text:style-name="P51">Reckless</text:p>
        </text:list-item>
        <text:list-item>
          <text:p text:style-name="P52">Dynamic</text:p>
        </text:list-item>
        <text:list-item>
          <text:p text:style-name="P53">Aloof</text:p>
        </text:list-item>
        <text:list-item>
          <text:p text:style-name="P54">Meticulous</text:p>
        </text:list-item>
        <text:list-item>
          <text:p text:style-name="P55">Gullible</text:p>
        </text:list-item>
        <text:list-item>
          <text:p text:style-name="P56">Inquisitive</text:p>
        </text:list-item>
        <text:list-item>
          <text:p text:style-name="P57">Affectionate</text:p>
        </text:list-item>
      </text:list>
      <text:p text:style-name="Standard"/>
      <text:p text:style-name="P58">Word Wall 6</text:p>
      <text:list text:style-name="LFO6" text:continue-numbering="true">
        <text:list-item>
          <text:p text:style-name="P59">Hustle</text:p>
        </text:list-item>
        <text:list-item>
          <text:p text:style-name="P60">Vault</text:p>
        </text:list-item>
        <text:list-item>
          <text:p text:style-name="P61">Chuckle</text:p>
        </text:list-item>
        <text:list-item>
          <text:p text:style-name="P62">Mumble</text:p>
        </text:list-item>
        <text:list-item>
          <text:p text:style-name="P63">Scribble</text:p>
        </text:list-item>
        <text:list-item>
          <text:p text:style-name="P64">Gobble</text:p>
        </text:list-item>
        <text:list-item>
          <text:p text:style-name="P65">Nibble</text:p>
        </text:list-item>
        <text:list-item>
          <text:p text:style-name="P66">Saunter</text:p>
        </text:list-item>
        <text:list-item>
          <text:p text:style-name="P67">Contend</text:p>
        </text:list-item>
        <text:list-item>
          <text:p text:style-name="P68">Enlighten</text:p>
        </text:list-item>
      </text:list>
      <text:p text:style-name="Standard"/>
      <text:p text:style-name="P69"/>
      <text:p text:style-name="P70"/>
      <text:p text:style-name="P71"/>
      <text:p text:style-name="P72"/>
      <text:section text:name="Sect1" text:style-name="S1">
        <text:soft-page-break/>
        <text:p text:style-name="P73">Student-Selected Words:</text:p>
        <text:p text:style-name="P74"/>
        <text:p text:style-name="Standard">Contentious</text:p>
        <text:p text:style-name="Standard">Altruistic</text:p>
        <text:p text:style-name="Standard">Animosity</text:p>
        <text:p text:style-name="Standard">Immutable</text:p>
        <text:p text:style-name="Standard">Superfluous</text:p>
        <text:p text:style-name="Standard">Strident</text:p>
        <text:p text:style-name="Standard">Paraphrastic</text:p>
        <text:p text:style-name="Standard">Innocuous</text:p>
        <text:p text:style-name="Standard">Culpable</text:p>
        <text:p text:style-name="Standard">Disputatious</text:p>
        <text:p text:style-name="Standard"/>
        <text:p text:style-name="Standard">Obnoxious</text:p>
        <text:p text:style-name="Standard">Impassive</text:p>
        <text:p text:style-name="Standard">Zany</text:p>
        <text:p text:style-name="Standard">Palpable</text:p>
        <text:p text:style-name="Standard">Flaky</text:p>
        <text:p text:style-name="Standard">Extrovert</text:p>
        <text:p text:style-name="Standard">Pompous</text:p>
        <text:p text:style-name="Standard">Omniscient</text:p>
        <text:p text:style-name="Standard">Tenacious</text:p>
        <text:p text:style-name="Standard">Trite</text:p>
        <text:p text:style-name="Standard"/>
        <text:p text:style-name="Standard">Garrulous</text:p>
        <text:p text:style-name="Standard">Mercenary</text:p>
        <text:p text:style-name="Standard">Surreptitious</text:p>
        <text:p text:style-name="Standard">Fastidious</text:p>
        <text:p text:style-name="Standard">Innate</text:p>
        <text:p text:style-name="Standard">Ambivalent</text:p>
        <text:p text:style-name="Standard">Cheeky</text:p>
        <text:p text:style-name="Standard">Palatable</text:p>
        <text:soft-page-break/>
        <text:p text:style-name="Standard">Lucrative</text:p>
        <text:p text:style-name="Standard">Yank</text:p>
        <text:p text:style-name="Standard"/>
        <text:p text:style-name="Standard">Tremendous</text:p>
        <text:p text:style-name="Standard">Outrageous</text:p>
        <text:p text:style-name="Standard">Exorbitant</text:p>
        <text:p text:style-name="Standard">Exquisite</text:p>
        <text:p text:style-name="Standard">Snappy</text:p>
        <text:p text:style-name="Standard">Snoopy</text:p>
        <text:p text:style-name="Standard">Fatalistic</text:p>
        <text:p text:style-name="Standard">Brutal</text:p>
        <text:p text:style-name="Standard">Haughty</text:p>
        <text:p text:style-name="Standard">haphazard</text:p>
        <text:soft-page-break/>
        <text:p text:style-name="P75">apathetic</text:p>
        <text:p text:style-name="Standard">crestfallen</text:p>
        <text:p text:style-name="Standard">winsome</text:p>
        <text:p text:style-name="Standard">loquacious</text:p>
        <text:p text:style-name="Standard">wieldy</text:p>
        <text:p text:style-name="Standard">exuberant</text:p>
        <text:p text:style-name="Standard">inscrutable</text:p>
        <text:p text:style-name="Standard">scandalous</text:p>
        <text:p text:style-name="Standard">coy</text:p>
        <text:p text:style-name="Standard">ephemeral</text:p>
        <text:p text:style-name="Standard"/>
        <text:p text:style-name="Standard">ignominious</text:p>
        <text:p text:style-name="Standard">extricate</text:p>
        <text:p text:style-name="Standard">bootless</text:p>
        <text:p text:style-name="Standard">stupendous</text:p>
        <text:p text:style-name="Standard">deaden</text:p>
        <text:p text:style-name="Standard">invoke</text:p>
        <text:p text:style-name="Standard">deafen</text:p>
        <text:p text:style-name="Standard">forlorn</text:p>
        <text:p text:style-name="Standard">polychromatic</text:p>
        <text:p text:style-name="Standard">frolic</text:p>
        <text:p text:style-name="Standard"/>
        <text:soft-page-break/>
        <text:p text:style-name="Standard">oblivious</text:p>
        <text:p text:style-name="Standard">plucky</text:p>
        <text:p text:style-name="Standard">giddy</text:p>
        <text:p text:style-name="Standard">tidy</text:p>
        <text:p text:style-name="Standard">dawdle</text:p>
        <text:p text:style-name="Standard">lumpish</text:p>
        <text:p text:style-name="Standard">elope</text:p>
        <text:p text:style-name="Standard">ironic</text:p>
        <text:p text:style-name="Standard">leery</text:p>
        <text:p text:style-name="Standard">rescind</text:p>
        <text:p text:style-name="Standard"/>
        <text:p text:style-name="Standard">embezzle</text:p>
        <text:p text:style-name="Standard">petty</text:p>
        <text:p text:style-name="Standard">deprive</text:p>
        <text:p text:style-name="Standard">diminutive</text:p>
        <text:p text:style-name="Standard">gutsy</text:p>
        <text:p text:style-name="Standard">splendid</text:p>
        <text:p text:style-name="Standard">egotistical</text:p>
        <text:p text:style-name="Standard">colossal</text:p>
        <text:p text:style-name="Standard">delusional</text:p>
        <text:p text:style-name="Standard">leaden</text:p>
      </text:section>
      <text:section text:name="Sect2" text:style-name="S2">
        <text:p text:style-name="Standard"/>
        <text:p text:style-name="P76"/>
        <text:soft-page-break/>
        <text:p text:style-name="P77">Vocabulary<text:s/>List</text:p>
        <text:p text:style-name="P78"/>
        <text:p text:style-name="Normal"><text:span text:style-name="T79">Prefix:<text:s/></text:span><text:span text:style-name="T80">mis-<text:s/></text:span><text:span text:style-name="T81">(wrong, bad, not)</text:span></text:p>
        <text:p text:style-name="P82"/>
        <text:list text:style-name="LFO7" text:continue-numbering="true">
          <text:list-item>
            <text:p text:style-name="P83">Misadvise</text:p>
          </text:list-item>
          <text:list-item>
            <text:p text:style-name="P84">Misapprehend</text:p>
          </text:list-item>
          <text:list-item>
            <text:p text:style-name="P85">Misappropriate</text:p>
          </text:list-item>
          <text:list-item>
            <text:p text:style-name="P86">Miscarriage</text:p>
          </text:list-item>
          <text:list-item>
            <text:p text:style-name="P87">Misconstrue</text:p>
          </text:list-item>
          <text:list-item>
            <text:p text:style-name="P88">Misdemeanor</text:p>
          </text:list-item>
          <text:list-item>
            <text:p text:style-name="P89">Misestimate</text:p>
          </text:list-item>
          <text:list-item>
            <text:p text:style-name="P90">Misgiving</text:p>
          </text:list-item>
          <text:list-item>
            <text:p text:style-name="P91">Misnomer</text:p>
          </text:list-item>
          <text:list-item>
            <text:p text:style-name="P92">Mispronounce</text:p>
          </text:list-item>
        </text:list>
        <text:p text:style-name="P93"/>
        <text:p text:style-name="P94">Sentences for test:</text:p>
        <text:list text:style-name="LFO13" text:continue-numbering="true">
          <text:list-item>
            <text:p text:style-name="P95">Misappropriate</text:p>
          </text:list-item>
          <text:list-item>
            <text:p text:style-name="P96">Misdemeanor</text:p>
          </text:list-item>
          <text:list-item>
            <text:p text:style-name="P97">Misgiving</text:p>
          </text:list-item>
          <text:list-item>
            <text:p text:style-name="P98">Misapprehend</text:p>
          </text:list-item>
          <text:list-item>
            <text:p text:style-name="P99">Misadvise</text:p>
          </text:list-item>
        </text:list>
        <text:p text:style-name="P100"/>
        <text:p text:style-name="P101"/>
        <text:p text:style-name="P102"/>
        <text:p text:style-name="P103">Extra for test of understanding the prefix:</text:p>
        <text:list text:style-name="LFO8" text:continue-numbering="true">
          <text:list-item>
            <text:p text:style-name="P104">Misadventure</text:p>
          </text:list-item>
          <text:list-item>
            <text:p text:style-name="P105">Misspell</text:p>
          </text:list-item>
          <text:list-item>
            <text:p text:style-name="P106">Misdiagnose</text:p>
          </text:list-item>
          <text:list-item>
            <text:p text:style-name="P107">Misfit</text:p>
          </text:list-item>
          <text:list-item>
            <text:p text:style-name="P108">Misfortune</text:p>
          </text:list-item>
          <text:list-item>
            <text:p text:style-name="P109">Misguide</text:p>
          </text:list-item>
          <text:list-item>
            <text:p text:style-name="P110">Mistrust</text:p>
          </text:list-item>
          <text:list-item>
            <text:p text:style-name="P111">Mistake</text:p>
          </text:list-item>
          <text:list-item>
            <text:p text:style-name="P112">Misinterpret</text:p>
          </text:list-item>
        </text:list>
        <text:p text:style-name="P113"/>
        <text:p text:style-name="Normal"><text:span text:style-name="T114">Prefix:<text:s/></text:span><text:span text:style-name="T115">ante- and pre-<text:s/></text:span><text:span text:style-name="T116">(before)</text:span></text:p>
        <text:p text:style-name="P117"/>
        <text:list text:style-name="LFO9" text:continue-numbering="true">
          <text:list-item>
            <text:p text:style-name="P118">Antechamber</text:p>
          </text:list-item>
          <text:list-item>
            <text:p text:style-name="P119">Antechoir</text:p>
          </text:list-item>
          <text:list-item>
            <text:p text:style-name="P120">Antenatal</text:p>
          </text:list-item>
          <text:list-item>
            <text:p text:style-name="P121">Antepenultimate</text:p>
          </text:list-item>
          <text:list-item>
            <text:p text:style-name="P122">Antecede</text:p>
          </text:list-item>
          <text:list-item>
            <text:p text:style-name="P123">Prejudge</text:p>
          </text:list-item>
          <text:list-item>
            <text:p text:style-name="P124">Prehistoric</text:p>
          </text:list-item>
          <text:list-item>
            <text:p text:style-name="P125">Premenstrual</text:p>
          </text:list-item>
          <text:list-item>
            <text:p text:style-name="P126">Prescient</text:p>
          </text:list-item>
          <text:list-item>
            <text:p text:style-name="P127">Presuppose</text:p>
          </text:list-item>
        </text:list>
        <text:p text:style-name="P128"/>
        <text:p text:style-name="P129">Extra for test:</text:p>
        <text:soft-page-break/>
        <text:list text:style-name="LFO10" text:continue-numbering="true">
          <text:list-item>
            <text:p text:style-name="P130">Preheat</text:p>
          </text:list-item>
          <text:list-item>
            <text:p text:style-name="P131">Premature</text:p>
          </text:list-item>
          <text:list-item>
            <text:p text:style-name="P132">Preregistration</text:p>
          </text:list-item>
          <text:list-item>
            <text:p text:style-name="P133">Presoak</text:p>
          </text:list-item>
          <text:list-item>
            <text:p text:style-name="P134">Preview</text:p>
          </text:list-item>
        </text:list>
        <text:p text:style-name="P135"/>
        <text:p text:style-name="Normal"><text:span text:style-name="T136">Prefix:<text:s/></text:span><text:span text:style-name="T137">post-<text:s/></text:span><text:span text:style-name="T138">(after)</text:span></text:p>
        <text:list text:style-name="LFO11" text:continue-numbering="true">
          <text:list-item>
            <text:p text:style-name="P139">Postcolonial</text:p>
          </text:list-item>
          <text:list-item>
            <text:p text:style-name="P140">Postdate</text:p>
          </text:list-item>
          <text:list-item>
            <text:p text:style-name="P141">Postdoctoral</text:p>
          </text:list-item>
          <text:list-item>
            <text:p text:style-name="P142">Posthumous</text:p>
          </text:list-item>
          <text:list-item>
            <text:p text:style-name="P143">Postoperative</text:p>
          </text:list-item>
          <text:list-item>
            <text:p text:style-name="P144">Postpone</text:p>
          </text:list-item>
          <text:list-item>
            <text:p text:style-name="P145">Postscript</text:p>
          </text:list-item>
          <text:list-item>
            <text:p text:style-name="P146">Posttraumatic</text:p>
          </text:list-item>
          <text:list-item>
            <text:p text:style-name="P147">Postvocalic</text:p>
          </text:list-item>
          <text:list-item>
            <text:p text:style-name="P148">Posttest</text:p>
          </text:list-item>
        </text:list>
        <text:p text:style-name="P149"/>
        <text:p text:style-name="P150">Extra:</text:p>
        <text:list text:style-name="LFO12" text:continue-numbering="true">
          <text:list-item>
            <text:p text:style-name="P151">Postglacial</text:p>
          </text:list-item>
          <text:list-item>
            <text:p text:style-name="P152">Postclassical</text:p>
          </text:list-item>
          <text:list-item>
            <text:p text:style-name="P153">Postmillennial</text:p>
          </text:list-item>
        </text:list>
        <text:p text:style-name="P154"/>
        <text:p text:style-name="P155"/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ListParagraph" style:display-name="List Paragraph" style:family="paragraph" style:parent-style-name="Normal">
      <style:paragraph-properties fo:widows="2" fo:orphans="2"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sther Harder</meta:initial-creator>
    <dc:creator>eharder</dc:creator>
    <meta:creation-date>2011-02-08T19:54:00Z</meta:creation-date>
    <dc:date>2012-02-21T09:34:00Z</dc:date>
    <meta:template xlink:href="Normal" xlink:type="simple"/>
    <meta:editing-cycles>39</meta:editing-cycles>
    <meta:editing-duration>PT21000S</meta:editing-duration>
    <meta:document-statistic meta:page-count="6" meta:paragraph-count="4" meta:word-count="334" meta:character-count="2240" meta:row-count="15" meta:non-whitespace-character-count="1910"/>
  </office:meta>
</office:document-meta>
</file>